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c808" officeooo:paragraph-rsid="0017c808"/>
    </style:style>
    <style:style style:name="P2" style:family="paragraph" style:parent-style-name="Standard">
      <style:paragraph-properties fo:text-align="start" style:justify-single-word="false"/>
      <style:text-properties officeooo:rsid="0017c808" officeooo:paragraph-rsid="0017c808"/>
    </style:style>
    <style:style style:name="P3" style:family="paragraph" style:parent-style-name="Standard">
      <style:paragraph-properties fo:text-align="start" style:justify-single-word="false"/>
      <style:text-properties officeooo:rsid="00180b0a" officeooo:paragraph-rsid="00180b0a"/>
    </style:style>
    <style:style style:name="P4" style:family="paragraph" style:parent-style-name="Standard">
      <style:paragraph-properties fo:text-align="start" style:justify-single-word="false"/>
      <style:text-properties officeooo:rsid="001955ec" officeooo:paragraph-rsid="001955ec"/>
    </style:style>
    <style:style style:name="P5" style:family="paragraph" style:parent-style-name="Standard">
      <style:paragraph-properties fo:text-align="start" style:justify-single-word="false"/>
      <style:text-properties officeooo:rsid="00180b0a" officeooo:paragraph-rsid="00180b0a" fo:background-color="#00cc00"/>
    </style:style>
    <style:style style:name="P6" style:family="paragraph" style:parent-style-name="Standard">
      <style:paragraph-properties fo:text-align="start" style:justify-single-word="false"/>
      <style:text-properties officeooo:rsid="0020a90a" officeooo:paragraph-rsid="001955ec"/>
    </style:style>
    <style:style style:name="P7" style:family="paragraph" style:parent-style-name="Standard">
      <style:paragraph-properties fo:text-align="start" style:justify-single-word="false"/>
      <style:text-properties officeooo:rsid="00180b0a" officeooo:paragraph-rsid="00180b0a" fo:background-color="#ff6600"/>
    </style:style>
    <style:style style:name="T1" style:family="text">
      <style:text-properties officeooo:rsid="001955ec"/>
    </style:style>
    <style:style style:name="T2" style:family="text">
      <style:text-properties officeooo:rsid="001b79f2"/>
    </style:style>
    <style:style style:name="T3" style:family="text">
      <style:text-properties officeooo:rsid="001e2b9e"/>
    </style:style>
    <style:style style:name="T4" style:family="text">
      <style:text-properties officeooo:rsid="001f74be"/>
    </style:style>
    <style:style style:name="T5" style:family="text">
      <style:text-properties officeooo:rsid="00203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1"/>
      <text:p text:style-name="P2">Langage : C++</text:p>
      <text:p text:style-name="P2"/>
      <text:p text:style-name="P2">Utilisations de librairies : SFML</text:p>
      <text:p text:style-name="P2"/>
      <text:p text:style-name="P2"/>
      <text:p text:style-name="P4">Rogue / A-rpg</text:p>
      <text:p text:style-name="P6"/>
      <text:p text:style-name="P2"/>
      <text:p text:style-name="P3">Objectifs :</text:p>
      <text:p text:style-name="P5">- <text:span text:style-name="T1">Création de Personnage </text:span></text:p>
      <text:p text:style-name="P5">- <text:span text:style-name="T1">Animation du Personnage</text:span></text:p>
      <text:p text:style-name="P5">- Déplacement Personnage</text:p>
      <text:p text:style-name="P5">- <text:span text:style-name="T2">Attaque Personnage</text:span></text:p>
      <text:p text:style-name="P5">- <text:span text:style-name="T5">Gestion des collisions (Perso-perso, perso-décor)</text:span></text:p>
      <text:p text:style-name="P3">- <text:span text:style-name="T2">Librairie D’objets </text:span></text:p>
      <text:p text:style-name="P3">- <text:span text:style-name="T4">Création d’un menu</text:span></text:p>
      <text:p text:style-name="P7">- <text:span text:style-name="T3">Créateur de Map</text:span></text:p>
      <text:p text:style-name="P3">- <text:span text:style-name="T3">Chargeur de Map</text:span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5:04:09.337733442</meta:creation-date>
    <dc:date>2018-11-19T10:01:44.394009307</dc:date>
    <meta:editing-duration>PT14M31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51" meta:character-count="308" meta:non-whitespace-character-count="269"/>
  </office:meta>
</office:document-meta>
</file>